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paragraph-rsid="0006c4e5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3pt" style:font-weight-asian="normal" style:font-size-complex="13pt" style:font-weight-complex="normal"/>
    </style:style>
    <style:style style:name="P7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9129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0c0391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7" style:family="text">
      <style:text-properties officeooo:rsid="0007927c"/>
    </style:style>
    <style:style style:name="T8" style:family="text">
      <style:text-properties officeooo:rsid="00091294"/>
    </style:style>
    <style:style style:name="T9" style:family="text">
      <style:text-properties officeooo:rsid="000a9294"/>
    </style:style>
    <style:style style:name="T10" style:family="text">
      <style:text-properties officeooo:rsid="000cc7a7"/>
    </style:style>
    <style:style style:name="T11" style:family="text">
      <style:text-properties officeooo:rsid="000d5dcf"/>
    </style:style>
    <style:style style:name="T12" style:family="text">
      <style:text-properties officeooo:rsid="000f0512"/>
    </style:style>
    <style:style style:name="T13" style:family="text">
      <style:text-properties officeooo:rsid="000ff41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3385748412" text:style-name="L1">
        <text:list-item>
          <text:p text:style-name="P2">Utilisateur<text:span text:style-name="T1"> :</text:span></text:p>
        </text:list-item>
      </text:list>
      <text:list text:style-name="L2">
        <text:list-item>
          <text:p text:style-name="P4">Peut s’inscrire , se connecter. <text:span text:style-name="T7">(OK)</text:span></text:p>
        </text:list-item>
        <text:list-item>
          <text:p text:style-name="P4">Déposer de l’argent sur le site. <text:span text:style-name="T8">(</text:span><text:span text:style-name="T9">OK</text:span><text:span text:style-name="T8">)</text:span></text:p>
          <text:list>
            <text:list-item>
              <text:p text:style-name="P8"><text:span text:style-name="T2">Lors du dépôt , le site prend une commission en % (paramétrable). </text:span><text:span text:style-name="T3">(</text:span><text:span text:style-name="T4">OK</text:span><text:span text:style-name="T3">)</text:span></text:p>
            </text:list-item>
          </text:list>
        </text:list-item>
        <text:list-item>
          <text:p text:style-name="P4">Formulaire (nombre enfant fille et garçon) →(submit) voir la liste des cadeaux suggérés pour chaque enfant.<text:span text:style-name="T11">(OK)</text:span></text:p>
        </text:list-item>
        <text:list-item>
          <text:p text:style-name="P4">Dans la liste des suggestions , l’utilisateur peut échanger un ou plusieurs cadeaux et on refait le choix.<text:span text:style-name="T10">(OK)</text:span></text:p>
        </text:list-item>
        <text:list-item>
          <text:p text:style-name="P4">Lors de la validation des choix , on doit vérifier si le total ne dépasse pas le solde de l’utilisateur.<text:span text:style-name="T12">(OK)</text:span></text:p>
        </text:list-item>
        <text:list-item>
          <text:p text:style-name="P4">Si le total dépasse du montant de solde , on propose un boutton pour déposer (mbola tantara be).</text:p>
        </text:list-item>
      </text:list>
      <text:list xml:id="list130239019956831" text:continue-list="list3385748412" text:style-name="L1">
        <text:list-item>
          <text:p text:style-name="P3">Admin<text:span text:style-name="T1"> :</text:span></text:p>
        </text:list-item>
      </text:list>
      <text:list text:style-name="L3">
        <text:list-item>
          <text:p text:style-name="P5">On a une route « /admin » pour valider les dépôts. <text:span text:style-name="T9">(OK)</text:span></text:p>
        </text:list-item>
        <text:list-item>
          <text:p text:style-name="P6">Route « /ajout » pour ajouter des cadeaux avec des photos.</text:p>
        </text:list-item>
      </text:list>
      <text:list text:continue-list="list130239019956831" text:style-name="L1">
        <text:list-item>
          <text:p text:style-name="P9"><text:span text:style-name="T6">Métier</text:span><text:span text:style-name="T5"> :</text:span></text:p>
        </text:list-item>
      </text:list>
      <text:list text:style-name="L4">
        <text:list-item>
          <text:p text:style-name="P7">Chaque cadeau a une catégorie (fille , garçon , neutre).<text:span text:style-name="T13">(OK)</text:span></text:p>
        </text:list-item>
        <text:list-item>
          <text:p text:style-name="P7">Un cadeau a un prix.<text:span text:style-name="T13">(OK)</text:span></text:p>
        </text:list-item>
        <text:list-item>
          <text:p text:style-name="P7">Le montant total des cadeaux ne dépasse pas le montant du dépôt.<text:span text:style-name="T13">(OK)</text:span></text:p>
        </text:list-item>
        <text:list-item>
          <text:p text:style-name="P7">Les cadeaux sont tous différents.<text:span text:style-name="T13">(OK)</text:span></text:p>
        </text:list-item>
        <text:list-item>
          <text:p text:style-name="P7">Chaque enfant a un cadeau.<text:span text:style-name="T13">(OK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4T12:55:13.063442098</dc:date>
    <meta:editing-duration>PT16H29M8S</meta:editing-duration>
    <meta:editing-cycles>9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85" meta:character-count="975" meta:non-whitespace-character-count="825"/>
  </office:meta>
</office:document-meta>
</file>